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b29" officeooo:paragraph-rsid="001dab29"/>
    </style:style>
    <style:style style:name="P2" style:family="paragraph" style:parent-style-name="Standard">
      <style:text-properties fo:font-weight="bold" officeooo:rsid="001dab29" officeooo:paragraph-rsid="001dab2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Instalación de GUINIGUADA-EPG</text:span></text:p>
      <text:p text:style-name="P1"/>
      <text:p text:style-name="P1"/>
      <text:p text:style-name="P2">Requisitos: </text:p>
      <text:p text:style-name="P1"/>
      <text:p text:style-name="P1"><text:tab/>.- Python 2.7.12 o superior.</text:p>
      <text:p text:style-name="P1"><text:tab/>.- Tvheadend</text:p>
      <text:p text:style-name="P1"><text:tab/>.- Lista de Canales.</text:p>
      <text:p text:style-name="P1"/>
      <text:p text:style-name="P2">Librerias Python :</text:p>
      <text:p text:style-name="P1"><text:tab/></text:p>
      <text:p text:style-name="P1"><text:tab/>.- Babel (2.5.1)</text:p>
      <text:p text:style-name="P1"><text:tab/>.- BeautifulSoup (3.2.1)</text:p>
      <text:p text:style-name="P1"><text:tab/>.- beautifulsoup4 (4.6.0)</text:p>
      <text:p text:style-name="P1"><text:tab/>.- bs4 (0.0.1)</text:p>
      <text:p text:style-name="P1"><text:tab/>.- certifi (2017.11.5)</text:p>
      <text:p text:style-name="P1"><text:tab/>.- chardet (3.0.4)</text:p>
      <text:p text:style-name="P1"><text:tab/>.- html5lib (0.999999999)</text:p>
      <text:p text:style-name="P1"><text:tab/>.- idna (2.6)</text:p>
      <text:p text:style-name="P1"><text:tab/>.- lxml (4.1.1)</text:p>
      <text:p text:style-name="P1"><text:tab/>.- pycurl (7.19.5.1)</text:p>
      <text:p text:style-name="P1"><text:tab/>.- pytz (2017.3)</text:p>
      <text:p text:style-name="P1"><text:tab/>.- requests (2.18.4)</text:p>
      <text:p text:style-name="P1"><text:tab/>.- setuptools (36.7.2)</text:p>
      <text:p text:style-name="P1"><text:tab/>.- six (1.11.0)</text:p>
      <text:p text:style-name="P1"><text:tab/>.- tzlocal (1.4)</text:p>
      <text:p text:style-name="P1"><text:tab/>.- urllib3 (1.22)</text:p>
      <text:p text:style-name="P1"><text:tab/>.- webencodings (0.5.1)</text:p>
      <text:p text:style-name="P1"><text:tab/>.- wheel (0.30.0)</text:p>
      <text:p text:style-name="P1"/>
      <text:p text:style-name="P1"><text:tab/>Estas librertias si no estan instaladas seran instaladas.</text:p>
      <text:p text:style-name="P1"/>
      <text:p text:style-name="P2">Sistemas:</text:p>
      <text:p text:style-name="P1"><text:tab/></text:p>
      <text:p text:style-name="P1"><text:s text:c="4"/><text:tab/>.- Synology/XPEnology</text:p>
      <text:p text:style-name="P1"><text:s text:c="4"/><text:tab/>.- LibreELEC/OpenELEC</text:p>
      <text:p text:style-name="P1"><text:s text:c="4"/><text:tab/>.- Linux</text:p>
      <text:p text:style-name="P1"/>
      <text:p text:style-name="P2">Archivo de Instalación:</text:p>
      <text:p text:style-name="P1"/>
      <text:p text:style-name="P1"><text:tab/>.- guiniguada_install.pyc</text:p>
      <text:p text:style-name="P1"/>
      <text:p text:style-name="P2">Instalación:</text:p>
      <text:p text:style-name="P1"><text:tab/></text:p>
      <text:p text:style-name="P1"><text:tab/>1.- Abrir consola como root</text:p>
      <text:p text:style-name="P1"/>
      <text:p text:style-name="P1"><text:tab/>2.- python guiniguada_install.pyc</text:p>
      <text:p text:style-name="P1"/>
      <text:p text:style-name="P1"><text:tab/>3.- chmod 0777 * (Directorio donde se ejecuta el instalador)</text:p>
      <text:p text:style-name="P1"/>
      <text:p text:style-name="P2"/>
      <text:p text:style-name="P2"/>
      <text:p text:style-name="P2"><text:soft-page-break/></text:p>
      <text:p text:style-name="P2">Procesos:</text:p>
      <text:p text:style-name="P1"/>
      <text:p text:style-name="P1"><text:tab/>1.- Stop de servicio Tvheadend</text:p>
      <text:p text:style-name="P1"/>
      <text:p text:style-name="P1"><text:tab/>2.- Descarga de Guiniguada-EPG.tar.xz.</text:p>
      <text:p text:style-name="P1"/>
      <text:p text:style-name="P1"><text:tab/> <text:s/>2.1.- Backup de dichos archivos y sustitución por los nuevos.</text:p>
      <text:p text:style-name="P1"/>
      <text:p text:style-name="P1"><text:tab/>3.- Asignacion a todos los canales de "mapear epg auto"</text:p>
      <text:p text:style-name="P1"/>
      <text:p text:style-name="P1"><text:tab/>4.- Inserción en /etc/crontab de tarea programada para descarga de la epg.</text:p>
      <text:p text:style-name="P1"/>
      <text:p text:style-name="P1"><text:tab/> <text:s/>-- 00 <text:s text:c="3"/>7 <text:s text:c="3"/>* <text:s text:c="3"/>* <text:s text:c="3"/>* <text:s text:c="3"/>root <text:s text:c="3"/>python "ruta de instalación/guiniguada.pyc"</text:p>
      <text:p text:style-name="P1"/>
      <text:p text:style-name="P1"><text:tab/>5.- Start de servicio Tvheadend</text:p>
      <text:p text:style-name="P1"/>
      <text:p text:style-name="P1"/>
      <text:p text:style-name="P2">Archivo canalesmovistar.txt</text:p>
      <text:p text:style-name="P1"/>
      <text:p text:style-name="P1"/>
      <text:p text:style-name="P1"><text:tab/>.- Este archivo nos permite especificar el numero de canales que deseamos descargar.</text:p>
      <text:p text:style-name="P1"><text:tab/> <text:s text:c="2"/></text:p>
      <text:p text:style-name="P1"><text:tab/> <text:s text:c="2"/>Tenemos tres columnas por linea:</text:p>
      <text:p text:style-name="P1"/>
      <text:p text:style-name="P1"><text:tab/><text:tab/>ABC, ABC tv, (1) este valor indica que se descarga</text:p>
      <text:p text:style-name="P1"/>
      <text:p text:style-name="P1"><text:tab/><text:tab/>ABC, ABC tv, (0) este valor indica que no se descarga</text:p>
      <text:p text:style-name="P1"/>
      <text:p text:style-name="P2">Archivo dias_a_descargar.txt</text:p>
      <text:p text:style-name="P2"/>
      <text:p text:style-name="P2"/>
      <text:p text:style-name="P2"><text:tab/><text:span text:style-name="T2">.- Número de días a descargar de cada canal acti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43:33.152815485</meta:creation-date>
    <dc:date>2017-12-02T16:46:00.064941042</dc:date>
    <meta:editing-duration>PT2M27S</meta:editing-duration>
    <meta:editing-cycles>1</meta:editing-cycles>
    <meta:document-statistic meta:table-count="0" meta:image-count="0" meta:object-count="0" meta:page-count="2" meta:paragraph-count="54" meta:word-count="222" meta:character-count="1529" meta:non-whitespace-character-count="1265"/>
    <meta:generator>LibreOffice/5.1.6.2$Linux_X86_64 LibreOffice_project/10m0$Build-2</meta:generator>
  </office:meta>
</office:document-meta>
</file>